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c389" officeooo:paragraph-rsid="0002c38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2c389" officeooo:paragraph-rsid="0002c38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a045" officeooo:paragraph-rsid="0004a0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59b80" officeooo:paragraph-rsid="00059b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b5654" officeooo:paragraph-rsid="000b565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b5654" officeooo:paragraph-rsid="000b56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d1a17" officeooo:paragraph-rsid="000d1a1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e4a71" officeooo:paragraph-rsid="000e4a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ff404" officeooo:paragraph-rsid="000ff404" style:font-size-asian="10.5pt" style:font-weight-asian="normal" style:font-size-complex="12pt" style:font-weight-complex="normal"/>
    </style:style>
    <style:style style:name="T1" style:family="text">
      <style:text-properties officeooo:rsid="0004a045"/>
    </style:style>
    <style:style style:name="T2" style:family="text">
      <style:text-properties officeooo:rsid="0007be54"/>
    </style:style>
    <style:style style:name="T3" style:family="text">
      <style:text-properties officeooo:rsid="000abd7b"/>
    </style:style>
    <style:style style:name="T4" style:family="text">
      <style:text-properties officeooo:rsid="000ec477"/>
    </style:style>
    <style:style style:name="T5" style:family="text">
      <style:text-properties officeooo:rsid="000f96de"/>
    </style:style>
    <style:style style:name="T6" style:family="text">
      <style:text-properties officeooo:rsid="00108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atterns</text:p>
      <text:p text:style-name="P1"/>
      <text:p text:style-name="P1"/>
      <text:p text:style-name="P2">“Solução comum para um problema recorrente ao utilizar o paradigma da orientação a objetos”</text:p>
      <text:p text:style-name="P2"/>
      <text:p text:style-name="P2">bibliografia: Livro Design patterns elements of reusable object-oriented software – Gang of four <text:span text:style-name="T1">(GoF)</text:span>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2">Categorias →</text:p>
      <text:p text:style-name="P2"><text:tab/>Criacionais : Focado na criação de objetos</text:p>
      <text:p text:style-name="P2"><text:tab/>Estruturais : Focado nas relações entre objetos</text:p>
      <text:p text:style-name="P2"><text:tab/>Comportamentais : Focado em interação e métodos de objetos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2">Designt patterns – comportamentais → </text:p>
      <text:p text:style-name="P2"><text:tab/>Strategy</text:p>
      <text:p text:style-name="P2"><text:tab/>Chain of responsibility</text:p>
      <text:p text:style-name="P2"><text:tab/>Template Method</text:p>
      <text:p text:style-name="P2"><text:tab/>State</text:p>
      <text:p text:style-name="P2"><text:tab/>Command</text:p>
      <text:p text:style-name="P2"><text:tab/>Observer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3">Strategy →</text:p>
      <text:p text:style-name="P3"><text:tab/>Sempre que possuir uma validação que varia com informações ou regras de negócios diferentes <text:tab/>e que produzem muitos if’s, else’s ou switchs. Podemos substituir esses if’s e else’s para classes <text:tab/>específicas que teriam a regra de negócio.</text:p>
      <text:p text:style-name="P3"><text:tab/><text:span text:style-name="T2">Para aplicar o strategy a estratégia deve ser de conhecimento,.</text:span></text:p>
      <text:p text:style-name="P3"/>
      <text:p text:style-name="P4"><text:tab/>Ao aplicar o strategy é provável que se aplique 3 responsábilidades do SOLID e estes três são o <text:tab/>SOD.</text:p>
      <text:p text:style-name="P4"><text:tab/>Princício da responsábilidade única (S) → <text:span text:style-name="T2">Single principle responsability</text:span></text:p>
      <text:p text:style-name="P4"><text:tab/>Princípio aberto fechado (O) → <text:span text:style-name="T2">Open Closed principle</text:span></text:p>
      <text:p text:style-name="P4"><text:tab/>Princípio da inversão de dependência (D) → <text:span text:style-name="T2">Inversion dependency principle</text:span></text:p>
      <text:p text:style-name="P3"/>
      <text:p text:style-name="P3">----------------------------------------------------------------------------------------------------------------------------</text:p>
      <text:p text:style-name="P2"/>
      <text:p text:style-name="P4">Chain of responsibility → </text:p>
      <text:p text:style-name="P4"><text:tab/><text:span text:style-name="T2">Esse comportamento é implementado quando não sabemos qual a estratégia será aplicada.</text:span></text:p>
      <text:p text:style-name="P4"><text:tab/><text:span text:style-name="T2">Então é chamado sucessivamente até que um seja aplicado.</text:span></text:p>
      <text:p text:style-name="P4"><text:tab/><text:span text:style-name="T2">Ex: Se 1 não for aplicado</text:span></text:p>
      <text:p text:style-name="P4"><text:tab/><text:tab/><text:span text:style-name="T2">Chama 2, se 2 não for aplicado</text:span></text:p>
      <text:p text:style-name="P4"><text:tab/><text:tab/><text:tab/><text:span text:style-name="T2">Chama 3…</text:span></text:p>
      <text:p text:style-name="P4"><text:tab/><text:span text:style-name="T3">Obs: esse encadeamento é aplicado chamando classes e não blocos de if’s, else’s ou switch’s.</text:span></text:p>
      <text:p text:style-name="P4"/>
      <text:p text:style-name="P4"><text:soft-page-break/>----------------------------------------------------------------------------------------------------------------------------</text:p>
      <text:p text:style-name="P4"/>
      <text:p text:style-name="P5">Template method → </text:p>
      <text:p text:style-name="P5"><text:tab/>É um método que funciona como um modelo. Este método faz parte do processo, mas não faz <text:tab/>parte de todo ele, aquilo que ele não executa ele delega para classes “filhas”. Ele provavelmente <text:tab/>será responsável por chamar métodos de classes filhas que possuem a real regra de negócio, e <text:tab/>para que você não repita esse processo de chamar em todas as classes e ter código duplicado, <text:tab/>você cria um modelo para fazer isto em uma classe “mãe”.</text:p>
      <text:p text:style-name="P5"><text:tab/>Os códigos duplicados em classes “filhas” são padronizados em um modelo na classe “mãe” <text:tab/>que será chamado nas classes filhas diminuindo a duplicação de código.</text:p>
      <text:p text:style-name="P5"/>
      <text:p text:style-name="P5">----------------------------------------------------------------------------------------------------------------------------</text:p>
      <text:p text:style-name="P5"/>
      <text:p text:style-name="P7">State →</text:p>
      <text:p text:style-name="P7"><text:tab/>É parecido com o pradrão strategy, este padrão representa o pradrão de estado e é utilizado <text:tab/>quando se tem transição de estado ou quando precisamos aplicar alguma regra baseado num <text:tab/>estado de um objeto ou classe.</text:p>
      <text:p text:style-name="P7"><text:tab/>Existe uma regra de transição de estado.</text:p>
      <text:p text:style-name="P7"><text:tab/>Ex.:</text:p>
      <text:p text:style-name="P7"><text:tab/><text:tab/>Se estou no estado A posso ir para B, C ou D</text:p>
      <text:p text:style-name="P7"><text:tab/><text:tab/>Se estou no estado C posso ir para D, E ou F</text:p>
      <text:p text:style-name="P7"><text:tab/><text:tab/>E assim por diante. Não sendo possível voltar estados.</text:p>
      <text:p text:style-name="P7"/>
      <text:p text:style-name="P7">----------------------------------------------------------------------------------------------------------------------------</text:p>
      <text:p text:style-name="P7"/>
      <text:p text:style-name="P8">Command →</text:p>
      <text:p text:style-name="P8"><text:tab/>É <text:span text:style-name="T4">a separação da classe que irá executar o comando da classe que irá apresentar os dados e os <text:tab/>métodos.</text:span></text:p>
      <text:p text:style-name="P8"><text:tab/><text:span text:style-name="T4">Existe ainda uma variação chamada Command Handler que além de separar a classe que irá <text:tab/>executar o comando e os dados e métodos, cria-se mais uma classe para separar os dados dos <text:tab/>métodos. Tendo assim 3 classes, uma para execução, uma para os dados e outra para </text:span><text:span text:style-name="T5">os <text:tab/>métodos.</text:span></text:p>
      <text:p text:style-name="P8"/>
      <text:p text:style-name="P8">----------------------------------------------------------------------------------------------------------------------------</text:p>
      <text:p text:style-name="P8"/>
      <text:p text:style-name="P9">Observer →</text:p>
      <text:p text:style-name="P9"><text:tab/><text:span text:style-name="T6">Padrão observador, quando existe classes que observa determinada ação/evento e quando esta <text:tab/>classe é chamada executa alguma ação. </text:span></text:p>
      <text:p text:style-name="P9"><text:tab/><text:span text:style-name="T6">Existe um evento que possui vários ouvintes que ao serem notificados pela execução do evento , <text:tab/>estes ouvintes executam determinada 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05:34.156228748</meta:creation-date>
    <dc:date>2023-01-09T08:45:55.685009260</dc:date>
    <meta:editing-duration>P1DT23H43M2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521" meta:character-count="4107" meta:non-whitespace-character-count="3577"/>
  </office:meta>
</office:document-meta>
</file>